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 Mono" officeooo:rsid="00214af3" officeooo:paragraph-rsid="00214af3"/>
    </style:style>
    <style:style style:name="P2" style:family="paragraph" style:parent-style-name="Standard">
      <style:text-properties style:font-name="DejaVu Sans Mono" fo:font-size="13pt" style:text-underline-style="none" fo:font-weight="normal" officeooo:rsid="0024b775" officeooo:paragraph-rsid="0031ca63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DejaVu Sans Mono" fo:font-size="11.6999998092651pt" fo:font-weight="bold" style:font-size-asian="11.6999998092651pt" style:font-weight-asian="bold" style:font-size-complex="11.6999998092651pt" style:font-weight-complex="bold"/>
    </style:style>
    <style:style style:name="P4" style:family="paragraph" style:parent-style-name="Standard">
      <style:text-properties style:font-name="DejaVu Sans Mono" fo:font-size="11.6999998092651pt" style:font-size-asian="11.6999998092651pt" style:font-size-complex="11.6999998092651pt"/>
    </style:style>
    <style:style style:name="P5" style:family="paragraph" style:parent-style-name="Standard">
      <style:text-properties style:font-name="DejaVu Sans Mono" fo:font-size="11.6999998092651pt" officeooo:paragraph-rsid="0036bf8a" style:font-size-asian="11.6999998092651pt" style:font-size-complex="11.6999998092651pt"/>
    </style:style>
    <style:style style:name="P6" style:family="paragraph" style:parent-style-name="Standard">
      <style:text-properties style:font-name="DejaVu Sans Mono" fo:font-size="11.6999998092651pt" officeooo:paragraph-rsid="00225bc9" style:font-size-asian="11.6999998092651pt" style:font-size-complex="11.6999998092651pt"/>
    </style:style>
    <style:style style:name="P7" style:family="paragraph" style:parent-style-name="Standard">
      <style:text-properties style:font-name="DejaVu Sans Mono" fo:font-size="11.6999998092651pt" style:text-underline-style="none" fo:font-weight="normal" officeooo:rsid="0024b775" officeooo:paragraph-rsid="00262e63" style:font-size-asian="11.6999998092651pt" style:font-weight-asian="normal" style:font-size-complex="11.6999998092651pt" style:font-weight-complex="normal"/>
    </style:style>
    <style:style style:name="P8" style:family="paragraph" style:parent-style-name="Standard">
      <style:text-properties style:font-name="DejaVu Sans Mono" fo:font-size="11.6999998092651pt" style:text-underline-style="none" fo:font-weight="normal" officeooo:rsid="0024b775" officeooo:paragraph-rsid="0031ca63" style:font-size-asian="11.6999998092651pt" style:font-weight-asian="normal" style:font-size-complex="11.6999998092651pt" style:font-weight-complex="normal"/>
    </style:style>
    <style:style style:name="P9" style:family="paragraph" style:parent-style-name="Standard">
      <style:text-properties style:font-name="DejaVu Sans Mono" fo:font-size="11.6999998092651pt" style:text-underline-style="none" fo:font-weight="normal" officeooo:rsid="0024b775" officeooo:paragraph-rsid="00349446" style:font-size-asian="11.6999998092651pt" style:font-weight-asian="normal" style:font-size-complex="11.6999998092651pt" style:font-weight-complex="normal"/>
    </style:style>
    <style:style style:name="P10" style:family="paragraph" style:parent-style-name="Standard">
      <style:text-properties style:font-name="DejaVu Sans Mono" fo:font-size="11.6999998092651pt" style:text-underline-style="none" fo:font-weight="bold" officeooo:rsid="0024b775" officeooo:paragraph-rsid="00349446" style:font-size-asian="11.6999998092651pt" style:font-weight-asian="bold" style:font-size-complex="11.6999998092651pt" style:font-weight-complex="bold"/>
    </style:style>
    <style:style style:name="P11" style:family="paragraph" style:parent-style-name="Standard">
      <style:text-properties style:font-name="DejaVu Sans Mono" fo:font-size="11.6999998092651pt" fo:font-weight="normal" officeooo:rsid="00225bc9" officeooo:paragraph-rsid="00225bc9" style:font-size-asian="11.6999998092651pt" style:font-weight-asian="normal" style:font-size-complex="11.6999998092651pt" style:font-weight-complex="normal"/>
    </style:style>
    <style:style style:name="P12" style:family="paragraph" style:parent-style-name="Standard">
      <style:text-properties fo:font-size="11.6999998092651pt" style:font-size-asian="11.6999998092651pt" style:font-size-complex="11.699999809265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5bc9" style:font-weight-asian="bold" style:font-weight-complex="bold"/>
    </style:style>
    <style:style style:name="T4" style:family="text">
      <style:text-properties officeooo:rsid="00225bc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5bc9" style:font-weight-asian="normal" style:font-weight-complex="normal"/>
    </style:style>
    <style:style style:name="T7" style:family="text">
      <style:text-properties fo:font-weight="normal" officeooo:rsid="0024b775" style:font-weight-asian="normal" style:font-weight-complex="normal"/>
    </style:style>
    <style:style style:name="T8" style:family="text">
      <style:text-properties fo:font-weight="normal" officeooo:rsid="002779e2" style:font-weight-asian="normal" style:font-weight-complex="normal"/>
    </style:style>
    <style:style style:name="T9" style:family="text">
      <style:text-properties fo:font-weight="normal" officeooo:rsid="00308de9" style:font-weight-asian="normal" style:font-weight-complex="normal"/>
    </style:style>
    <style:style style:name="T10" style:family="text">
      <style:text-properties fo:font-weight="normal" officeooo:rsid="0031ca63" style:font-weight-asian="normal" style:font-weight-complex="normal"/>
    </style:style>
    <style:style style:name="T11" style:family="text">
      <style:text-properties fo:font-weight="normal" officeooo:rsid="00334a06" style:font-weight-asian="normal" style:font-weight-complex="normal"/>
    </style:style>
    <style:style style:name="T12" style:family="text">
      <style:text-properties style:font-name="DejaVu Sans Mono" fo:font-weight="bold" officeooo:rsid="00230fc8" style:font-weight-asian="bold" style:font-weight-complex="bold"/>
    </style:style>
    <style:style style:name="T13" style:family="text">
      <style:text-properties style:font-name="DejaVu Sans Mono" fo:font-weight="normal" officeooo:rsid="00230fc8" style:font-weight-asian="normal" style:font-weight-complex="normal"/>
    </style:style>
    <style:style style:name="T14" style:family="text">
      <style:text-properties officeooo:rsid="00308de9"/>
    </style:style>
    <style:style style:name="T15" style:family="text">
      <style:text-properties officeooo:rsid="0031ca63"/>
    </style:style>
    <style:style style:name="T16" style:family="text">
      <style:text-properties officeooo:rsid="00334a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: <text:span text:style-name="T5">Estudiar la veracidad o falsedad de las siguientes proposiciones.</text:span></text:p>
      <text:p text:style-name="P5"><text:tab/>p) El Pentium es un microprocesador.</text:p>
      <text:p text:style-name="P5"><text:tab/>Verdadero</text:p>
      <text:p text:style-name="P5"><text:tab/>q) Es falso que el Pentium sea un microprocesador.</text:p>
      <text:p text:style-name="P5"><text:tab/>Falso</text:p>
      <text:p text:style-name="P5"><text:tab/>r) El Pentium no es un microprocesador.</text:p>
      <text:p text:style-name="P5"><text:tab/>Falso</text:p>
      <text:p text:style-name="P5"><text:tab/>s) 2 + 2 = 5</text:p>
      <text:p text:style-name="P5"><text:tab/>Falso</text:p>
      <text:p text:style-name="P5"><text:tab/>t) Es falso que 2 + 2 = 5</text:p>
      <text:p text:style-name="P5"><text:tab/>Verdadero</text:p>
      <text:p text:style-name="P5"><text:tab/>z) 2 + 2 = 4</text:p>
      <text:p text:style-name="P5"><text:tab/>Verdadero</text:p>
      <text:p text:style-name="P4"><text:tab/></text:p>
      <text:p text:style-name="P3">Ejercicio 2:<text:span text:style-name="T5"> </text:span><text:span text:style-name="T7">Construir una tabla de verdad de ~(p ^ ~q).</text:span></text:p>
      <text:p text:style-name="P7"><text:s text:c="2"/>p <text:s/>^ <text:s/>q <text:s text:c="9"/><text:span text:style-name="T15">~q <text:s text:c="2"/>p <text:s/>^ ~q <text:s text:c="5"/>~(p <text:s/>^ <text:s/>~q) <text:s text:c="2"/></text:span></text:p>
      <text:p text:style-name="P8"><text:s text:c="2"/>F <text:s text:c="4"/>F <text:s/><text:span text:style-name="T14">|</text:span> <text:s/><text:span text:style-name="T15">F <text:s/>| <text:s/>V <text:s/>|F <text:s text:c="4"/>V| <text:s/>F <text:s/>| <text:s text:c="3"/></text:span><text:span text:style-name="T16">V</text:span><text:span text:style-name="T15"> <text:s text:c="3"/>|</text:span></text:p>
      <text:p text:style-name="P9"><text:s text:c="2"/>F <text:s text:c="4"/>V <text:s/><text:span text:style-name="T14">|</text:span> <text:s/><text:span text:style-name="T15">F <text:s/>| <text:s/>F <text:s/>|F <text:s text:c="4"/>F| <text:s/>F <text:s/>| <text:s text:c="3"/></text:span><text:span text:style-name="T16">V</text:span><text:span text:style-name="T15"> <text:s text:c="3"/>|</text:span></text:p>
      <text:p text:style-name="P9"><text:s text:c="2"/>V <text:s text:c="4"/>F <text:s/><text:span text:style-name="T14">|</text:span> <text:s/><text:span text:style-name="T15">F <text:s/>| <text:s/>V <text:s/>|V <text:s text:c="4"/>V| <text:s/>V <text:s/>| <text:s text:c="3"/></text:span><text:span text:style-name="T16">F</text:span><text:span text:style-name="T15"> <text:s text:c="3"/>|</text:span></text:p>
      <text:p text:style-name="P10"><text:span text:style-name="T8"><text:s text:c="2"/>V</text:span><text:span text:style-name="T5"> <text:s text:c="4"/>V <text:s/></text:span><text:span text:style-name="T9">|</text:span><text:span text:style-name="T5"> <text:s/></text:span><text:span text:style-name="T10">V <text:s/>| <text:s/>F <text:s/>|V <text:s text:c="4"/>F| <text:s/>F <text:s/>| <text:s text:c="3"/></text:span><text:span text:style-name="T11">V</text:span><text:span text:style-name="T10"> <text:s text:c="3"/>|</text:span></text:p>
      <text:p text:style-name="P4"/>
      <text:p text:style-name="P3">Ejercicio 3:</text:p>
      <text:p text:style-name="P3"/>
      <text:p text:style-name="P12"><text:span text:style-name="T12">a.</text:span><text:span text:style-name="T13"> Escribir, usando conectores lógicos, una <text:tab/>proposición que simbolice cada una de las siguientes afirmaciones.</text:span></text:p>
      <text:p text:style-name="P3"><text:tab/></text:p>
      <text:p text:style-name="P4"><text:tab/>(a.1) Si no está nevando y tengo tiempo, entonces <text:tab/>iré a la ciudad.<text:tab/>~p ^ r =&gt; q</text:p>
      <text:p text:style-name="P4"><text:tab/>(a.2) Iré a la ciudad sólo si tengo tiempo. q =&gt; r</text:p>
      <text:p text:style-name="P4"><text:tab/>(a.3) No está nevando. ~p</text:p>
      <text:p text:style-name="P4"><text:tab/>(a.4) Está nevando, y no iré a la ciudad.<text:tab/>p ^ ~q</text:p>
      <text:p text:style-name="P4"><text:tab/><text:tab/><text:tab/><text:tab/></text:p>
      <text:p text:style-name="P6"><text:span text:style-name="T3">b. </text:span><text:span text:style-name="T6">Enunciar las afirmaciones que se corresponden con <text:tab/>cada una de las proposiciones siguientes.</text:span></text:p>
      <text:p text:style-name="P11"/>
      <text:p text:style-name="P6"><text:tab/>(b.1) q ←→ (r ∧ ~p)<text:tab/><text:tab/>V</text:p>
      <text:p text:style-name="P4"><text:tab/>(b.2) r ∧ q<text:tab/><text:tab/><text:tab/><text:tab/>V</text:p>
      <text:p text:style-name="P4"><text:tab/>(b.3) (q −→ r) ∧ (r −→ q)<text:tab/>V</text:p>
      <text:p text:style-name="P4"><text:tab/>(b.4) ~(r ∨ q)<text:tab/><text:tab/><text:tab/><text:span text:style-name="T4">F</text:span></text:p>
      <text:p text:style-name="P4"><text:tab/></text:p>
      <text:p text:style-name="P4"><text:span text:style-name="T2">Ejercicio 4:</text:span> Establecer si las siguientes proposiciones son tautologías, contingencias o contradicciones.</text:p>
      <text:p text:style-name="P4"/>
      <text:p text:style-name="P4">(a) (p −→ q) ∧ (q −→ p)… Tautología</text:p>
      <text:p text:style-name="P4">(b) [p ∧ (q ∨ r)] −→ [(p ∧ q) ∨ (p ∧ r)]… Tautología</text:p>
      <text:p text:style-name="P4">(c) (p ∨ ¬q) −→ q… Contingencia</text:p>
      <text:p text:style-name="P4">(d) p −→ (p ∨ q)… Tautología</text:p>
      <text:p text:style-name="P4">(e) (p ∧ q) −→ p… Contradicción</text:p>
      <text:p text:style-name="P4">(f) [(p ∧ q) ←→ p] −→ (p ←→ q)… Tautología</text:p>
      <text:p text:style-name="P4">(g) [(p −→ q) ∨ (r −→ s)] −→ [(p ∨ r) −→ (q ∨ s)]… Tautologí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 Mono" officeooo:rsid="00214af3" officeooo:paragraph-rsid="00214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4:33:52.349216017</meta:creation-date>
    <dc:date>2021-06-16T20:22:58.046931547</dc:date>
    <meta:editing-duration>PT1H6M17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43" meta:word-count="323" meta:character-count="1543" meta:non-whitespace-character-count="1105"/>
  </office:meta>
</office:document-meta>
</file>